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d9f4" officeooo:paragraph-rsid="0007d9f4"/>
    </style:style>
    <style:style style:name="P2" style:family="paragraph" style:parent-style-name="Standard">
      <style:text-properties officeooo:rsid="000979e6" officeooo:paragraph-rsid="000979e6"/>
    </style:style>
    <style:style style:name="P3" style:family="paragraph" style:parent-style-name="Standard">
      <style:text-properties officeooo:rsid="000a97c1" officeooo:paragraph-rsid="000a97c1"/>
    </style:style>
    <style:style style:name="P4" style:family="paragraph" style:parent-style-name="Standard">
      <style:text-properties officeooo:rsid="000ff9dc" officeooo:paragraph-rsid="000ff9dc"/>
    </style:style>
    <style:style style:name="P5" style:family="paragraph" style:parent-style-name="Standard">
      <style:text-properties officeooo:rsid="0010af26" officeooo:paragraph-rsid="0010af26"/>
    </style:style>
    <style:style style:name="P6" style:family="paragraph" style:parent-style-name="Standard">
      <style:text-properties officeooo:rsid="0011a53a" officeooo:paragraph-rsid="0011a53a"/>
    </style:style>
    <style:style style:name="P7" style:family="paragraph" style:parent-style-name="Standard">
      <style:text-properties officeooo:rsid="001283ee" officeooo:paragraph-rsid="001283ee"/>
    </style:style>
    <style:style style:name="P8" style:family="paragraph" style:parent-style-name="Standard">
      <style:text-properties officeooo:rsid="0016089c" officeooo:paragraph-rsid="0016089c"/>
    </style:style>
    <style:style style:name="P9" style:family="paragraph" style:parent-style-name="Standard">
      <style:text-properties officeooo:rsid="00185cac" officeooo:paragraph-rsid="00185cac"/>
    </style:style>
    <style:style style:name="P10" style:family="paragraph" style:parent-style-name="Standard">
      <style:text-properties officeooo:rsid="001df7fd" officeooo:paragraph-rsid="001df7fd"/>
    </style:style>
    <style:style style:name="P11" style:family="paragraph" style:parent-style-name="Standard">
      <style:text-properties officeooo:rsid="001ef799" officeooo:paragraph-rsid="001ef799"/>
    </style:style>
    <style:style style:name="P12" style:family="paragraph" style:parent-style-name="Standard">
      <style:text-properties officeooo:rsid="0025110f" officeooo:paragraph-rsid="0025110f"/>
    </style:style>
    <style:style style:name="P13" style:family="paragraph" style:parent-style-name="Standard">
      <style:text-properties officeooo:rsid="0026f27d" officeooo:paragraph-rsid="002814be"/>
    </style:style>
    <style:style style:name="P14" style:family="paragraph" style:parent-style-name="Standard">
      <style:text-properties officeooo:rsid="002904ff" officeooo:paragraph-rsid="002904ff"/>
    </style:style>
    <style:style style:name="P15" style:family="paragraph" style:parent-style-name="Standard">
      <style:text-properties officeooo:rsid="002970b3" officeooo:paragraph-rsid="002970b3"/>
    </style:style>
    <style:style style:name="P16" style:family="paragraph" style:parent-style-name="Standard">
      <style:text-properties officeooo:rsid="00298716" officeooo:paragraph-rsid="00298716"/>
    </style:style>
    <style:style style:name="P17" style:family="paragraph" style:parent-style-name="Standard">
      <style:text-properties officeooo:rsid="002a1697" officeooo:paragraph-rsid="002a1697"/>
    </style:style>
    <style:style style:name="P18" style:family="paragraph" style:parent-style-name="Standard">
      <style:text-properties officeooo:rsid="002e4ff0" officeooo:paragraph-rsid="002e4ff0"/>
    </style:style>
    <style:style style:name="P19" style:family="paragraph" style:parent-style-name="Standard">
      <style:text-properties officeooo:rsid="002f205b" officeooo:paragraph-rsid="002f205b"/>
    </style:style>
    <style:style style:name="P20" style:family="paragraph" style:parent-style-name="Standard">
      <style:text-properties officeooo:rsid="002fe932" officeooo:paragraph-rsid="002fe932"/>
    </style:style>
    <style:style style:name="P21" style:family="paragraph" style:parent-style-name="Standard">
      <style:text-properties officeooo:rsid="00306e0c" officeooo:paragraph-rsid="00306e0c"/>
    </style:style>
    <style:style style:name="P22" style:family="paragraph" style:parent-style-name="Standard">
      <style:text-properties officeooo:rsid="0032237b" officeooo:paragraph-rsid="0032237b"/>
    </style:style>
    <style:style style:name="P23" style:family="paragraph" style:parent-style-name="Standard">
      <style:text-properties officeooo:rsid="00339654" officeooo:paragraph-rsid="00339654"/>
    </style:style>
    <style:style style:name="P24" style:family="paragraph" style:parent-style-name="Standard">
      <style:text-properties officeooo:rsid="00342498" officeooo:paragraph-rsid="00342498"/>
    </style:style>
    <style:style style:name="P25" style:family="paragraph" style:parent-style-name="Standard">
      <style:text-properties officeooo:rsid="00348755" officeooo:paragraph-rsid="00348755"/>
    </style:style>
    <style:style style:name="P26" style:family="paragraph" style:parent-style-name="Standard">
      <style:text-properties officeooo:rsid="00348755" officeooo:paragraph-rsid="003675e9"/>
    </style:style>
    <style:style style:name="P27" style:family="paragraph" style:parent-style-name="Standard">
      <style:text-properties officeooo:rsid="00378505" officeooo:paragraph-rsid="00378505"/>
    </style:style>
    <style:style style:name="P28" style:family="paragraph" style:parent-style-name="Standard">
      <style:text-properties officeooo:rsid="00394bf3" officeooo:paragraph-rsid="00394bf3"/>
    </style:style>
    <style:style style:name="T1" style:family="text">
      <style:text-properties officeooo:rsid="000b6e2e"/>
    </style:style>
    <style:style style:name="T2" style:family="text">
      <style:text-properties officeooo:rsid="000ca650"/>
    </style:style>
    <style:style style:name="T3" style:family="text">
      <style:text-properties officeooo:rsid="000e9c0f"/>
    </style:style>
    <style:style style:name="T4" style:family="text">
      <style:text-properties officeooo:rsid="00144e31"/>
    </style:style>
    <style:style style:name="T5" style:family="text">
      <style:text-properties officeooo:rsid="00158cf5"/>
    </style:style>
    <style:style style:name="T6" style:family="text">
      <style:text-properties officeooo:rsid="0017b1bb"/>
    </style:style>
    <style:style style:name="T7" style:family="text">
      <style:text-properties officeooo:rsid="0019943b"/>
    </style:style>
    <style:style style:name="T8" style:family="text">
      <style:text-properties officeooo:rsid="001acc51"/>
    </style:style>
    <style:style style:name="T9" style:family="text">
      <style:text-properties officeooo:rsid="002000a0"/>
    </style:style>
    <style:style style:name="T10" style:family="text">
      <style:text-properties officeooo:rsid="0021bb80"/>
    </style:style>
    <style:style style:name="T11" style:family="text">
      <style:text-properties officeooo:rsid="002323c0"/>
    </style:style>
    <style:style style:name="T12" style:family="text">
      <style:text-properties officeooo:rsid="0023fef4"/>
    </style:style>
    <style:style style:name="T13" style:family="text">
      <style:text-properties officeooo:rsid="002814be"/>
    </style:style>
    <style:style style:name="T14" style:family="text">
      <style:text-properties officeooo:rsid="00298716"/>
    </style:style>
    <style:style style:name="T15" style:family="text">
      <style:text-properties officeooo:rsid="002b411b"/>
    </style:style>
    <style:style style:name="T16" style:family="text">
      <style:text-properties officeooo:rsid="002ba123"/>
    </style:style>
    <style:style style:name="T17" style:family="text">
      <style:text-properties officeooo:rsid="002c8080"/>
    </style:style>
    <style:style style:name="T18" style:family="text">
      <style:text-properties officeooo:rsid="002e86ed"/>
    </style:style>
    <style:style style:name="T19" style:family="text">
      <style:text-properties officeooo:rsid="002ec4a8"/>
    </style:style>
    <style:style style:name="T20" style:family="text">
      <style:text-properties officeooo:rsid="0030843b"/>
    </style:style>
    <style:style style:name="T21" style:family="text">
      <style:text-properties officeooo:rsid="00342498"/>
    </style:style>
    <style:style style:name="T22" style:family="text">
      <style:text-properties officeooo:rsid="0035f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nic vision, bionic eyes, the future of vision. Bionic vision, bionic eye, the future of vision. China has deployed a bionic robot fish that swims like a real one to support river protection.</text:p>
      <text:p text:style-name="P2">Fly a kite, Weifing International Flying Kite festival. Fly a kite. Weifang international flying kite festival.</text:p>
      <text:p text:style-name="P3">Skyrocket, skyrocketed. The housing prices have skyrocketed in recent months. <text:span text:style-name="T1">San Diego electricity prices skyrocketed to 20$ per kilowatt hour. </text:span><text:span text:style-name="T2">The housing prices have skyrocketed in recent months. San Diego electricity prices skyrocketed to 20% per kilowatt hour. </text:span><text:span text:style-name="T3">4 ways to skyrocket your sales. 4 ways to skyrocket your sales.</text:span></text:p>
      <text:p text:style-name="P4">Sahara Desert. Sahara Desert. Sahara Desert. Sahara Desert.</text:p>
      <text:p text:style-name="P5">After that, subsequently, On the other hand, in contrast, As a result of, consequently. </text:p>
      <text:p text:style-name="P6">After that, subsequently, on the other hand, in contrast, as a result of, consequently.</text:p>
      <text:p text:style-name="P7">Deduct, deducted, deduction. <text:span text:style-name="T4">Tax Deduction. Tax Deduction. <text:s/>Subtract and Deduction, what’s the difference? From the payroll, deduct 1000 Yuan, employees leave immediately. </text:span><text:span text:style-name="T5">Employers deduct the tax from employee salaries.</text:span></text:p>
      <text:p text:style-name="P8">Wood ear, tree ear, you can always find wood ear in China supermarket. You can always find tree ear in China supermarket. <text:s/><text:span text:style-name="T6">Scientists believe that tree ear mushrooms can help to prevent heart disease.</text:span></text:p>
      <text:p text:style-name="P9"><text:span text:style-name="T7">You spend roughly one third of your life asleep. </text:span>Roughly speaking, there are 7 million population in Yantai City. <text:s/><text:span text:style-name="T8">You spend roughly one third of your life asleep. Roughly speaking, there are 7 million population in Yantai City.</text:span></text:p>
      <text:p text:style-name="P10">Catering, catering industry. I’ve always wanted to work in catering. Catering industry. I’ve always wanted to work in catering.</text:p>
      <text:p text:style-name="P11">Buddha, Buddha, Buddha Hall. Buddhism. <text:span text:style-name="T9">Buddhism. Shaolin Temple. </text:span><text:span text:style-name="T10">This teaching pack gives a brief history of Buddhism. </text:span><text:span text:style-name="T11">Shiyongxin betrays Buddha. </text:span><text:span text:style-name="T12">Shiyongshi betrays Buddha.</text:span></text:p>
      <text:p text:style-name="P12">Some protesters even spend night on cold concrete. A concrete floor. A concrete path. </text:p>
      <text:p text:style-name="P12">Some protesters even spend night on cold concrete.</text:p>
      <text:p text:style-name="P13">Collide, collide, collision, collision. <text:s/><text:span text:style-name="T13">The two vans collided at the crossroad. The two vans collided at the crossroad. Two drivers were killed in a collision between a car and a taxi last night. <text:s/>What is collision insurance? The two vans collided at the crossroad. The two vans collided at the crossroad. Two drivers were killed in a collision between a car and a taxi last night. <text:s/>What is collision insurance? </text:span></text:p>
      <text:p text:style-name="P14">Pliers, pliers, pliers. Pliers, tools and accessories. Tools and accessories.</text:p>
      <text:p text:style-name="P15">Different types of footwear and their names. <text:span text:style-name="T14">Last month sales of footwear and clothes fell down by 17%. </text:span></text:p>
      <text:p text:style-name="P16">sneaker, sneaker. Sneaker stores in Chicago. <text:s/>Sneaker Stores in Chicago.</text:p>
      <text:p text:style-name="P17">Bacteria, Bacteria. Bacterial Infection. Bacterial infection. <text:span text:style-name="T15">The dog died of bacterial infection. </text:span><text:span text:style-name="T16">How do I know if my sore throat is viral or bacterial? </text:span><text:span text:style-name="T17">The dog died of bacterial infection. How do I know if my sore throat is viral or bacterial?</text:span></text:p>
      <text:p text:style-name="P18">Hierarchy, Hierarchy, Hierarchical, Hierarchical. Cadence Hierarchical Schematic design. <text:span text:style-name="T18">Cadence Hierarchical Schematic design. </text:span><text:span text:style-name="T19">Electrical engineer hierarchy. Electrical Engineer Hierarchy. </text:span></text:p>
      <text:p text:style-name="P19">Abolish, abolish, I think bullfights should be abolished. I think bullfighting should be abolished.</text:p>
      <text:p text:style-name="P20">The insurance company paid him some money to compensate for his accident. </text:p>
      <text:p text:style-name="P20">The insurance company paid him some money to compensate for his accident.</text:p>
      <text:p text:style-name="P21">Secretly married to my boss. Secretly married to my boss. <text:span text:style-name="T20">Do it secretly. Do it private.</text:span></text:p>
      <text:p text:style-name="P22">Manpower, the industry has suffered from a lack of manpower. Human resources and manpower planning. Ukraine’s new policy to ensure sufficient military manpower to defend the country.</text:p>
      <text:p text:style-name="P23">I’m just wondering if you received my email. <text:span text:style-name="T21">I’m just wondering if you have siblings. I’m just wondering if everything is all right. </text:span></text:p>
      <text:p text:style-name="P24">Air strike. Air strike. Air crash. Air crash.</text:p>
      <text:p text:style-name="P25">Propose, propose, proposition. Proposition. Value proposition. Currently the age limit for leaving the country is 18. but it is proposed to raise this limit to 22. Look I want to make you a proposition. <text:span text:style-name="T22">What is your value proposition? How do you price? </text:span></text:p>
      <text:p text:style-name="P26"><text:soft-page-break/>Value proposition. Currently the age limit for leaving the country is 18. but it is proposed to raise this limit to 22. Look I want to make you a proposition. <text:span text:style-name="T22">What is your value proposition? How do you price? </text:span></text:p>
      <text:p text:style-name="P27">Average cost of 1 gigabyte mobile data in selected countries. </text:p>
      <text:p text:style-name="P28">Average cost of 1 gigabyte mobile data in selected countries.</text:p>
      <text:p text:style-name="P28"/>
      <text:p text:style-name="P25"/>
      <text:p text:style-name="P24"/>
      <text:p text:style-name="P23"/>
      <text:p text:style-name="P16"/>
      <text:p text:style-name="P11"/>
      <text:p text:style-name="P11"/>
      <text:p text:style-name="P11"/>
      <text:p text:style-name="P11"/>
      <text:p text:style-name="P11"/>
      <text:p text:style-name="P9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20:38:44.249428928</meta:creation-date>
    <dc:date>2025-08-14T21:23:03.616274453</dc:date>
    <meta:editing-duration>PT44M</meta:editing-duration>
    <meta:editing-cycles>48</meta:editing-cycles>
    <meta:generator>LibreOffice/24.8.7.2$Linux_X86_64 LibreOffice_project/480$Build-2</meta:generator>
    <meta:document-statistic meta:table-count="0" meta:image-count="0" meta:object-count="0" meta:page-count="2" meta:paragraph-count="30" meta:word-count="682" meta:character-count="4330" meta:non-whitespace-character-count="3661"/>
  </office:meta>
</office:document-meta>
</file>